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T2" style:parent-style-name="DefaultParagraphFont" style:family="text">
      <style:text-properties fo:font-weight="bold" style:font-weight-asian="bold"/>
    </style:style>
    <style:style style:name="T3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Program Output:</text:p>
      <text:p text:style-name="Normal">Matched: program</text:p>
      <text:p text:style-name="Normal">Matched: p</text:p>
      <text:p text:style-name="Normal">Matched: 2</text:p>
      <text:p text:style-name="Normal">Matched: 0</text:p>
      <text:p text:style-name="Normal">Matched: 1</text:p>
      <text:p text:style-name="Normal">Matched: 7</text:p>
      <text:p text:style-name="Normal">Matched: ;</text:p>
      <text:p text:style-name="Normal">Matched: var</text:p>
      <text:p text:style-name="Normal">Matched: p</text:p>
      <text:p text:style-name="Normal">Matched: 1</text:p>
      <text:p text:style-name="Normal">Matched: ,</text:p>
      <text:p text:style-name="Normal">Matched: q</text:p>
      <text:p text:style-name="Normal">Matched: 2</text:p>
      <text:p text:style-name="Normal">Matched: r</text:p>
      <text:p text:style-name="Normal">Matched: ,</text:p>
      <text:p text:style-name="Normal">Matched: r</text:p>
      <text:p text:style-name="Normal">Matched: ,</text:p>
      <text:p text:style-name="Normal">Matched: p</text:p>
      <text:p text:style-name="Normal">Matched: 1</text:p>
      <text:p text:style-name="Normal">Matched: 2</text:p>
      <text:p text:style-name="Normal">Matched: :</text:p>
      <text:p text:style-name="Normal">Matched: integer</text:p>
      <text:p text:style-name="Normal">Matched: ;</text:p>
      <text:p text:style-name="Normal">Matched: begin</text:p>
      <text:p text:style-name="Normal">Matched: p</text:p>
      <text:p text:style-name="Normal">Matched: 1</text:p>
      <text:p text:style-name="Normal">Matched: =</text:p>
      <text:p text:style-name="Normal">Matched: 3</text:p>
      <text:soft-page-break/>
      <text:p text:style-name="Normal">Matched: ;</text:p>
      <text:p text:style-name="Normal">Matched: q</text:p>
      <text:p text:style-name="Normal">Matched: 2</text:p>
      <text:p text:style-name="Normal">Matched: r</text:p>
      <text:p text:style-name="Normal">Matched: =</text:p>
      <text:p text:style-name="Normal">Matched: 4</text:p>
      <text:p text:style-name="Normal">Matched: ;</text:p>
      <text:p text:style-name="Normal">Matched: r</text:p>
      <text:p text:style-name="Normal">Matched: =</text:p>
      <text:p text:style-name="Normal">Matched: 5</text:p>
      <text:p text:style-name="Normal">Matched: ;</text:p>
      <text:p text:style-name="Normal">Matched: print</text:p>
      <text:p text:style-name="Normal">Matched: (</text:p>
      <text:p text:style-name="Normal">Matched: r</text:p>
      <text:p text:style-name="Normal">Matched: )</text:p>
      <text:p text:style-name="Normal">Matched: ;</text:p>
      <text:p text:style-name="Normal">Matched: p</text:p>
      <text:p text:style-name="Normal">Matched: 1</text:p>
      <text:p text:style-name="Normal">Matched: 2</text:p>
      <text:p text:style-name="Normal">Matched: =</text:p>
      <text:p text:style-name="Normal">Matched: p</text:p>
      <text:p text:style-name="Normal">Matched: 1</text:p>
      <text:p text:style-name="Normal">Matched: *</text:p>
      <text:p text:style-name="Normal">Matched: (</text:p>
      <text:p text:style-name="Normal">Matched: q</text:p>
      <text:p text:style-name="Normal">Matched: 2</text:p>
      <text:p text:style-name="Normal">Matched: r</text:p>
      <text:p text:style-name="Normal">Matched: +</text:p>
      <text:p text:style-name="Normal">Matched: 2</text:p>
      <text:soft-page-break/>
      <text:p text:style-name="Normal">Matched: *</text:p>
      <text:p text:style-name="Normal">Matched: r</text:p>
      <text:p text:style-name="Normal">Matched: )</text:p>
      <text:p text:style-name="Normal">Matched: ;</text:p>
      <text:p text:style-name="Normal">Matched: print</text:p>
      <text:p text:style-name="Normal">Matched: (</text:p>
      <text:p text:style-name="Normal">Matched: p</text:p>
      <text:p text:style-name="Normal">Matched: 1</text:p>
      <text:p text:style-name="Normal">Matched: 2</text:p>
      <text:p text:style-name="Normal">Matched: )</text:p>
      <text:p text:style-name="Normal">Matched: ;</text:p>
      <text:p text:style-name="Normal">Matched: end.</text:p>
      <text:p text:style-name="Normal">File compiled successfully!</text:p>
      <text:p text:style-name="Normal">def p2017():</text:p>
      <text:p text:style-name="Normal"><text:s text:c="5"/>p1 = 0</text:p>
      <text:p text:style-name="Normal"><text:s text:c="5"/>q2r = 0</text:p>
      <text:p text:style-name="Normal"><text:s text:c="5"/>r = 0</text:p>
      <text:p text:style-name="Normal"><text:s text:c="5"/>p12 = 0</text:p>
      <text:p text:style-name="Normal"><text:s text:c="5"/>p1=3</text:p>
      <text:p text:style-name="Normal"><text:s text:c="5"/>q2r=4</text:p>
      <text:p text:style-name="Normal"><text:s text:c="5"/>r=5</text:p>
      <text:p text:style-name="Normal"><text:s text:c="5"/>print (r)</text:p>
      <text:p text:style-name="Normal"><text:s text:c="5"/>p12=p1*(q2r+2*r)</text:p>
      <text:p text:style-name="Normal"><text:s text:c="5"/>print (p12)</text:p>
      <text:p text:style-name="Normal"><text:span text:style-name="T2">&gt;&gt;&gt;</text:span><text:s/>def p2017():</text:p>
      <text:p text:style-name="Normal"><text:s text:c="5"/>p1 = 0</text:p>
      <text:p text:style-name="Normal"><text:s text:c="5"/>q2r = 0</text:p>
      <text:p text:style-name="Normal"><text:s text:c="5"/>r = 0</text:p>
      <text:p text:style-name="Normal"><text:s text:c="5"/>p12 = 0</text:p>
      <text:soft-page-break/>
      <text:p text:style-name="Normal"><text:s text:c="5"/>p1=3</text:p>
      <text:p text:style-name="Normal"><text:s text:c="5"/>q2r=4</text:p>
      <text:p text:style-name="Normal"><text:s text:c="5"/>r=5</text:p>
      <text:p text:style-name="Normal"><text:s text:c="5"/>print (r)</text:p>
      <text:p text:style-name="Normal"><text:s text:c="5"/>p12=p1*(q2r+2*r)</text:p>
      <text:p text:style-name="Normal"><text:s text:c="5"/>print (p12)</text:p>
      <text:p text:style-name="Normal"><text:span text:style-name="T3">&gt;&gt;&gt;</text:span><text:s/>p2017()</text:p>
      <text:p text:style-name="Normal">5</text:p>
      <text:p text:style-name="Normal">4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y Stevens</meta:initial-creator>
    <dc:creator>Jay Stevens</dc:creator>
    <meta:creation-date>2017-12-07T22:54:00Z</meta:creation-date>
    <dc:date>2017-12-07T22:55:00Z</dc:date>
    <meta:template xlink:href="Normal.dotm" xlink:type="simple"/>
    <meta:editing-cycles>1</meta:editing-cycles>
    <meta:editing-duration>PT60S</meta:editing-duration>
    <meta:document-statistic meta:page-count="4" meta:paragraph-count="2" meta:word-count="170" meta:character-count="1143" meta:row-count="8" meta:non-whitespace-character-count="975"/>
  </office:meta>
</office:document-meta>
</file>